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Cambria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3" style:font-weight-asian="bold" style:font-name-complex="Times New Roman3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Times New Roman3" style:font-weight-asian="normal" style:font-name-complex="Times New Roman3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3"><draw:image xlink:href="../images/0022.png" xlink:type="simple" xlink:show="embed" xlink:actuate="onLoad"/></draw:frame></text:p>
          </table:table-cell>
          <table:table-cell table:style-name="Table1.B1" office:value-type="string">
            <text:h text:style-name="P4" text:outline-level="1">Запаковка матр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0"><draw:image xlink:href="../images/0022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реобразование <text:span text:style-name="T5">нескольких</text:span> входных <text:span text:style-name="T1">векторных</text:span> сигналов в <text:span text:style-name="T3">один</text:span> <text:span text:style-name="T1">векторный</text:span> выходной сигнал согласно алгоритму:</text:p>
            <text:p text:style-name="P7"><draw:frame draw:style-name="fr3" draw:name="Объект1" text:anchor-type="as-char" svg:width="12.197cm" svg:height="2.7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<draw:frame draw:style-name="fr3" draw:name="Объект12" text:anchor-type="as-char" svg:width="11.712cm" svg:height="2.02cm" draw:z-index="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7">или</text:p>
            <text:p text:style-name="P7"><draw:frame draw:style-name="fr3" draw:name="Объект13" text:anchor-type="as-char" svg:width="12.076cm" svg:height="2.731cm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7"><draw:frame draw:style-name="fr3" draw:name="Объект2" text:anchor-type="as-char" svg:width="11.712cm" svg:height="2.0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8"><text:span text:style-name="T8">где</text:span><text:span text:style-name="T8"><draw:frame draw:style-name="fr3" draw:name="Объект3" text:anchor-type="as-char" svg:width="1.087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 векторный выходной сигнал,</text:span><text:span text:style-name="T8"><draw:frame draw:style-name="fr3" draw:name="Объект4" text:anchor-type="as-char" svg:width="1.148cm" svg:height="0.62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– векторные входные сигналы.</text:span></text:p>
            <text:p text:style-name="P8"><text:span text:style-name="T8">Входные векторы</text:span><text:span text:style-name="T8"><draw:frame draw:style-name="fr3" draw:name="Объект5" text:anchor-type="as-char" svg:width="1.148cm" svg:height="0.621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, интерпретируемые как </text:span><text:span text:style-name="T2">строки</text:span><text:span text:style-name="T8"> или </text:span><text:span text:style-name="T2">столбцы</text:span><text:span text:style-name="T8"> матрицы размера</text:span><text:span text:style-name="T8"><draw:frame draw:style-name="fr3" draw:name="Объект6" text:anchor-type="as-char" svg:width="1.916cm" svg:height="0.563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, преобразуются в </text:span><text:span text:style-name="T4">один</text:span><text:span text:style-name="T8"> векторный выход</text:span><text:span text:style-name="T8"><draw:frame draw:style-name="fr3" draw:name="Объект9" text:anchor-type="as-char" svg:width="1.087cm" svg:height="0.56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0">(</text:span><text:span text:style-name="T8">в зависимости от варианта запаковки: по </text:span><text:span text:style-name="T2">строкам</text:span><text:span text:style-name="T8"> или по </text:span><text:span text:style-name="T2">столбцам</text:span><text:span text:style-name="T10">).</text:span></text:p>
            <text:p text:style-name="P8"><text:span text:style-name="T4">Свойства</text:span><text:span text:style-name="T8">:</text:span></text:p>
            <text:list xml:id="list6259014210556590664" text:style-name="L1">
              <text:list-item>
                <text:p text:style-name="P12"><text:span text:style-name="T15">Число строк в матрице – </text:span><text:span text:style-name="T15"><draw:frame draw:style-name="fr3" draw:name="Объект10" text:anchor-type="as-char" svg:width="0.725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12"><text:span text:style-name="T15">Число столбцов в матрице – </text:span><text:span text:style-name="T15"><draw:frame draw:style-name="fr3" draw:name="Объект11" text:anchor-type="as-char" svg:width="0.639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">.</text:span></text:p>
              </text:list-item>
              <text:list-item>
                <text:p text:style-name="P12"><text:soft-page-break/><text:span text:style-name="T15">Матрица распакована по – вариант «распаковки» матрицы входных сигналов </text:span><text:span text:style-name="T15">(по </text:span><text:span text:style-name="T17">строкам</text:span><text:span text:style-name="T15"> или по </text:span><text:span text:style-name="T17">столбцам</text:span><text:span text:style-name="T15">).</text:span></text:p>
              </text:list-item>
              <text:list-item>
                <text:p text:style-name="P12"><text:span text:style-name="T15">Матрицу запаковать по – вариант «запаковки» выходного сигнала (по </text:span><text:span text:style-name="T17">строкам</text:span><text:span text:style-name="T15"> или по </text:span><text:span text:style-name="T17">столбцам</text:span><text:span text:style-name="T15">).</text:span></text:p>
              </text:list-item>
            </text:list>
            <text:p text:style-name="P10"><text:span text:style-name="T16">Примеры</text:span><text:span text:style-name="T14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3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6">[<text:span text:style-name="T9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6">[<text:span text:style-name="T9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3">Именованное</text:span><text:span text:style-name="T7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nx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3">Смешанное</text:span><text:span text:style-name="T7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1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1">[5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</table:table>
            <text:p text:style-name="P5"><text:span text:style-name="T3">Примечания</text:span>:</text:p>
            <text:list xml:id="list1002085588512634526" text:style-name="L2">
              <text:list-item>
                <text:p text:style-name="P13">По умолчанию блок запаковывает два «двужильных» входных сигнала в матрицу размером <text:span text:style-name="T9">[</text:span>2х2<text:span text:style-name="T9">]</text:span>. При этом входные сигналы воспринимаются как строки матрицы и матрица запаковывается по строкам.</text:p>
              </text:list-item>
              <text:list-item>
                <text:p text:style-name="P14"><text:span text:style-name="T11">Именованные свойства </text:span><text:span text:style-name="T6">могут быть заданы </text:span><text:span text:style-name="T11">как </text:span><text:span text:style-name="T13">локальные</text:span><text:span text:style-name="T11"> переменные </text:span><text:soft-page-break/><text:span text:style-name="T11">модели (субмодели) во вкладке </text:span><text:span text:style-name="T13">Параметры,</text:span><text:span text:style-name="T11"> как </text:span><text:span text:style-name="T13">глобальные</text:span><text:span text:style-name="T11"> сигналы </text:span><text:span text:style-name="T11">проекта при помощи пункта главного меню </text:span><text:span text:style-name="T2">Сервис</text:span><text:span text:style-name="T11"> </text:span><text:span text:style-name="T12">→</text:span><text:span text:style-name="T11"> </text:span><text:span text:style-name="T13">Сигналы,</text:span><text:span text:style-name="T11"> </text:span><text:span text:style-name="T6">или как </text:span><text:span text:style-name="T2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аковка матрицы</dc:title>
    <dc:date>2014-12-01T12:19:30.38</dc:date>
    <meta:generator>OpenOffice/4.1.1$Win32 OpenOffice.org_project/411m6$Build-9775</meta:generator>
    <meta:editing-duration>PT4H39M32S</meta:editing-duration>
    <meta:editing-cycles>90</meta:editing-cycles>
    <meta:document-statistic meta:table-count="2" meta:image-count="2" meta:object-count="11" meta:page-count="3" meta:paragraph-count="56" meta:word-count="241" meta:character-count="163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2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2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1N(t)] #
alignl u_2(t) = [u_21(t),... u_2N(t)] #
alignl . . . . . . . . . . . . . . . . . . #
alignl u_M(t) = [u_M1(t),... u_MN(t)]
}
right none
~ dlrarrow ~
left [ stack{
alignl u_11(t),... u_1N(t) #
alignl u_21(t),... u_2N(t) #
alignl . . . . . . . . . . . . . . . . . . #
alignl u_M1(t),... u_MN(t)
}
right ]
~drarrow~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или</mi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или #
alignl u_11(t),... u_M1(t),u_12(t),... u_M2(t),u_1N(t),... u_MN(t)
}
right ]
</annotation>
  </semantics>
</math>
</file>

<file path=Object 13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2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1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2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M1(t)] #
alignl u_2(t) = [u_12(t),... u_M2(t)] #
alignl . . . . . . . . . . . . . . . . . . #
alignl u_N(t) = [u_1N(t),... u_MN(t)]
}
right none
~ dlrarrow ~
left [ stack{
alignl u_11(t),... u_M1(t) #
alignl u_12(t),... u_M2(t) #
alignl . . . . . . . . . . . . . . . . . . #
alignl u_1N(t),... u_MN(t)
}
right ]
~drarrow~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или</mi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или #
alignl u_11(t),... u_M1(t),u_12(t),... u_M2(t),u_1N(t),... u_MN(t)
}
right ]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5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